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text-properties fo:language="it" fo:country="IT" fo:font-style="normal" style:text-underline-style="none" style:font-style-asian="normal" style:font-style-complex="normal"/>
    </style:style>
    <style:style style:name="P5" style:family="paragraph" style:parent-style-name="testo_20_normale">
      <style:paragraph-properties fo:text-align="justify" style:justify-single-word="false"/>
    </style:style>
    <style:style style:name="P6" style:family="paragraph" style:parent-style-name="testo_20_normale">
      <style:paragraph-properties fo:text-align="justify" style:justify-single-word="false"/>
      <style:text-properties style:font-name="Arial" fo:language="it" fo:country="IT"/>
    </style:style>
    <style:style style:name="P7"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8" style:family="paragraph" style:parent-style-name="testo_20_normale">
      <style:paragraph-properties fo:margin-left="0.9791in" fo:margin-right="0in" fo:text-align="justify" style:justify-single-word="false" fo:text-indent="-0.9791in" style:auto-text-indent="false"/>
    </style:style>
    <style:style style:name="P9"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1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11" style:family="paragraph" style:parent-style-name="paragrafo">
      <style:text-properties fo:language="it" fo:country="IT"/>
    </style:style>
    <style:style style:name="P12" style:family="paragraph" style:parent-style-name="titolo">
      <style:text-properties fo:language="it" fo:country="IT"/>
    </style:style>
    <style:style style:name="P13"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5"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16"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17"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P18" style:family="paragraph" style:parent-style-name="testo_20_normale">
      <style:paragraph-properties fo:margin-left="0.0209in" fo:margin-right="0in" fo:text-align="justify" style:justify-single-word="false" fo:text-indent="-0.0102in" style:auto-text-indent="false">
        <style:tab-stops/>
      </style:paragraph-properties>
      <style:text-properties fo:language="it" fo:country="IT"/>
    </style:style>
    <style:style style:name="P19" style:family="paragraph" style:parent-style-name="titolo" style:master-page-name="Standard">
      <style:paragraph-properties style:page-number="auto"/>
      <style:text-properties fo:language="it" fo:country="IT"/>
    </style:style>
    <style:style style:name="P20" style:family="paragraph" style:parent-style-name="testo_20_normale">
      <style:paragraph-properties fo:text-align="justify" style:justify-single-word="false"/>
      <style:text-properties fo:language="it" fo:country="IT" fo:font-style="normal" style:text-underline-style="none" style:font-style-asian="normal" style:font-style-complex="normal"/>
    </style:style>
    <style:style style:name="P21" style:family="paragraph" style:parent-style-name="testo_20_normale" style:list-style-name="L1">
      <style:paragraph-properties fo:text-align="justify" style:justify-single-word="false"/>
      <style:text-properties fo:language="it" fo:country="IT" fo:font-style="normal" style:text-underline-style="none" style:font-style-asian="normal" style:font-style-complex="normal"/>
    </style:style>
    <style:style style:name="P22" style:family="paragraph" style:parent-style-name="testo_20_normale" style:list-style-name="L3">
      <style:paragraph-properties fo:text-align="justify" style:justify-single-word="false">
        <style:tab-stops/>
      </style:paragraph-properties>
      <style:text-properties fo:language="it" fo:country="IT"/>
    </style:style>
    <style:style style:name="P23" style:family="paragraph" style:parent-style-name="testo_20_normale" style:list-style-name="L4">
      <style:paragraph-properties fo:text-align="justify" style:justify-single-word="false">
        <style:tab-stops/>
      </style:paragraph-properties>
      <style:text-properties fo:language="it" fo:country="IT"/>
    </style:style>
    <style:style style:name="P24" style:family="paragraph" style:parent-style-name="testo_20_normale" style:list-style-name="L5">
      <style:paragraph-properties fo:text-align="justify" style:justify-single-word="false">
        <style:tab-stops/>
      </style:paragraph-properties>
      <style:text-properties fo:language="it" fo:country="IT"/>
    </style:style>
    <style:style style:name="P25" style:family="paragraph" style:parent-style-name="testo_20_normale" style:list-style-name="L1">
      <style:paragraph-properties fo:text-align="justify" style:justify-single-word="false"/>
      <style:text-properties fo:font-style="normal" style:text-underline-style="none" style:font-style-asian="normal" style:font-style-complex="normal"/>
    </style:style>
    <style:style style:name="P26"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7"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fo:font-style="normal" style:text-underline-style="none" style:font-style-asian="normal" style:font-style-complex="normal"/>
    </style:style>
    <style:style style:name="P28" style:family="paragraph" style:parent-style-name="testo_20_normale" style:list-style-name="L2">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29" style:family="paragraph" style:parent-style-name="testo_20_normale" style:list-style-name="L6">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style:text-underline-style="solid" style:text-underline-width="auto" style:text-underline-color="font-color"/>
    </style:style>
    <style:style style:name="T4"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alisi del problema</text:p>
      <text:p text:style-name="P2"/>
      <text:p text:style-name="P2"/>
      <text:p text:style-name="P11">Stazioni e applicazioni</text:p>
      <text:p text:style-name="P2">Si deve realizzare una simulazione di trasmissione WiFi in cui:</text:p>
      <text:list xml:id="list40061816" text:style-name="WWNum1">
        <text:list-item>
          <text:p text:style-name="P26">sono presenti 4 stazioni</text:p>
        </text:list-item>
        <text:list-item>
          <text:p text:style-name="P26">sta1, sta2, st4 si vedono</text:p>
        </text:list-item>
        <text:list-item>
          <text:p text:style-name="P26">sta3, sta4 si vedono</text:p>
        </text:list-item>
      </text:list>
      <text:p text:style-name="P5"><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Per semplicità di implementazione si considera l'apparato di trasmissione esente da guasti.</text:p>
      <text:p text:style-name="P2"/>
      <text:p text:style-name="P11">Mezzo condiviso</text:p>
      <text:p text:style-name="P2">Il mezzo condiviso simula la comunicazione via etere ed è comune a tutte le stazioni.</text:p>
      <text:list xml:id="list743053951" text:continue-numbering="true" text:style-name="WWNum1">
        <text:list-item>
          <text:p text:style-name="P26">le stazioni trasmetteranno verso il mezzo condiviso</text:p>
        </text:list-item>
        <text:list-item>
          <text:p text:style-name="P26">il mezzo condiviso trasmetterà verso tutte le stazioni</text:p>
        </text:list-item>
      </text:list>
      <text:p text:style-name="P2"/>
      <text:p text:style-name="P2">Una simulazione corretta di trasmissione via etere avviene in questo modo (es:)</text:p>
      <text:list xml:id="list1246990781" text:continue-numbering="true" text:style-name="WWNum1">
        <text:list-item>
          <text:p text:style-name="P26">sta1 vuole trasmettere verso sta2</text:p>
        </text:list-item>
        <text:list-item>
          <text:p text:style-name="P26">sta1 trasmette verso il mezzo condiviso </text:p>
        </text:list-item>
        <text:list-item>
          <text:p text:style-name="P26">il mezzo condiviso replicherà il messaggio a sta2 e sta4 (sta3 viene esclusa perché non è nel raggio di visibilità, mentre sta1 viene esclusa perché è il mittente).</text:p>
        </text:list-item>
        <text:list-item>
          <text:p text:style-name="P26">sta2 accetta il messaggio mentre sta4 lo scarta perché non è destinato a lei.</text:p>
        </text:list-item>
      </text:list>
      <text:p text:style-name="P2"/>
      <text:p text:style-name="P2">Il mezzo condiviso dovrà simulare ritardi ed errori di trasmissione:</text:p>
      <text:list xml:id="list925974728" text:continue-numbering="true" text:style-name="WWNum1">
        <text:list-item>
          <text:p text:style-name="P26">ritardi : bisogna trattenere i pacchetti per Duration ms prima di trasmettere l'ultimo byte</text:p>
        </text:list-item>
        <text:list-item>
          <text:p text:style-name="P26">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codice">void Send (char* mac_dest,char* buf,int msg_len);</text:p>
      <text:p text:style-name="codice">void Recv (char* mittmac,char* buf,int* msg_len);</text:p>
      <text:p text:style-name="P1"/>
      <text:p text:style-name="P2">In particolare <text:span text:style-name="T4">mac_dest</text:span> e <text:span text:style-name="T4">mittmac</text:span> sono rispettivamente i mac address della stazione a cui si vuole spedire e della stazione dalla quale si riceve.</text:p>
      <text:p text:style-name="P2"/>
      <text:p text:style-name="P12">Scelte implementative</text:p>
      <text:p text:style-name="P11"/>
      <text:p text:style-name="P11"><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non sarà mai bloccante. I dati spediti si considerano correttamente inviati.</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11">Send</text:p>
      <text:p text:style-name="P1">void Send (char* mac_dest,char* buf,int msg_len);</text:p>
      <text:p text:style-name="P7">mac_dest<text:tab/>mac address della stazione alla quale si vuole trasmettere.</text:p>
      <text:p text:style-name="P7">buf<text:tab/>messaggio da trasmettere. Per semplicità di visualizzazione vengono spediti solo stringhe alfanumeriche <text:s/>(senza caratteri speciali).</text:p>
      <text:p text:style-name="P8"><text:span text:style-name="T1">msg_len <text:tab/>lunghezza del messaggio. Non può essere più lungo di </text:span><text:span text:style-name="T2">_pframe_data_len (2000 caratteri).</text:span></text:p>
      <text:p text:style-name="P2"/>
      <text:p text:style-name="P2">Send permette alle applicazioni di inviare dati alle altre applicazioni che si trovano entro il suo raggio di visibilità.</text:p>
      <text:p text:style-name="P2">Da un punto di vista operativo Send non fa altro che creare un pacchetto (pronto per essere spedito) ed inserirlo dentro una struttura dati che rappresenta il buffer di trasmissione locale. Quest'ultimo può essere visto come una FIFO implementata tramite puntatori. La Send inserirà gli elementi che verrano estratti dalla stazione corrispondente.</text:p>
      <text:p text:style-name="P2">La FIFO sarà protetta da una mutex che darà l'accesso esclusivo all'applicazione o alla stazione. </text:p>
      <text:p text:style-name="P2"/>
      <text:p text:style-name="P11">Recv </text:p>
      <text:p text:style-name="P1">void Recv (char* mittmac,char* buf,int* msg_len);</text:p>
      <text:p text:style-name="P7">mittmac<text:tab/>mac address della stazione che ha spedito i dati.</text:p>
      <text:p text:style-name="P7">buffer<text:tab/>messaggio da leggere. </text:p>
      <text:p text:style-name="P8"><text:span text:style-name="T1">length <text:tab/>lunghezza del messaggio. Non può essere più lungo </text:span><text:span text:style-name="T2">di _pframe_data_len (2000 caratteri).</text:span></text:p>
      <text:p text:style-name="P6"/>
      <text:p text:style-name="P2">Valgono le considerazioni fatte per Send, a parte quando segue:</text:p>
      <text:p text:style-name="P2">Recv è di tipo bloccante. L'applicazione verrà bloccata finché non verranno ricevuti dei dati dalla stazione associata.</text:p>
      <text:p text:style-name="P2">La presenza di dati verrà rilevata andando a testare periodicamente la FIFO di ricezione. Appena ci sono dati disponibili, questi vengono presi e restituiti all'applicazione.</text:p>
      <text:p text:style-name="P2"/>
      <text:p text:style-name="P11">Stazioni </text:p>
      <text:p text:style-name="P4">Ogni stazione implementa un thread di servizio. Questo meccanismo permette di simulare la trasmissione WIFI ad-Hoc. </text:p>
      <text:p text:style-name="P4">Le stazioni rappresentano il livello intermedio tra le applicazioni e il mezzo condiviso.</text:p>
      <text:p text:style-name="P4">La gestione dei thread è semplificata perchè, dato che i thread di ogni stazione rimangono in vita per tutto il tempo della simulazione, non si deve gestire la restituzione dei parametri e il processo chiamante non deve gestire la sincronizzazione di uscita.</text:p>
      <text:p text:style-name="P4"/>
      <text:p text:style-name="P4">Comunicazione tra applicazione ↔ stazione ↔ mezzo condiviso: </text:p>
      <text:p text:style-name="P4"/>
      <text:list xml:id="list400618161" text:style-name="L1">
        <text:list-item>
          <text:p text:style-name="P25"><text:span text:style-name="T1">Le stazioni comunicano con le applicazioni attraverso due FIFO condivise, una per </text:span><text:soft-page-break/><text:span text:style-name="T1">la trasmissione e una per la ricezione.</text:span></text:p>
        </text:list-item>
        <text:list-item>
          <text:p text:style-name="P21">Le stazioni comunicano con il mezzo condiviso attraverso i socket.</text:p>
        </text:list-item>
      </text:list>
      <text:p text:style-name="P4"/>
      <text:p text:style-name="P2">Quindi per chiarezza</text:p>
      <text:list xml:id="list1023278341" text:continue-list="list925974728" text:style-name="WWNum1">
        <text:list-item>
          <text:p text:style-name="P26">l'applicazione utilizzerà solo le FIFO</text:p>
        </text:list-item>
        <text:list-item>
          <text:p text:style-name="P26">il mezzo condiviso utilizzerà solo socket</text:p>
        </text:list-item>
        <text:list-item>
          <text:p text:style-name="P27">la stazione dovrà utilizzare entrambi i meccanismi</text:p>
        </text:list-item>
      </text:list>
      <text:p text:style-name="P4"/>
      <text:p text:style-name="P4">Durante la fase di inizializzazione ogni stazione cerca di stabilire una connessione con il mezzo condiviso mediante una socket; il mezzo condiviso resterà in attesa fino a che tutti i thread delle stazioni non saranno connessi.</text:p>
      <text:p text:style-name="P4">Le stazioni lavorano a livello Datalink quindi utilizzano il mac address per identificarsi: tutte le stazioni conoscono il mac adrress di ogni stazione.</text:p>
      <text:p text:style-name="P4">Le stazioni, tutte le volte che si cerca di comunicare con un'altra stazione, gestiscono la fase di handshake.</text:p>
      <text:p text:style-name="P4"/>
      <text:p text:style-name="P4">Le stazioni devono garantire alle proprie applicazioni sia che i dati trasmessi vengano inviati correttamente sia che i dati ricevuti siano corretti.</text:p>
      <text:p text:style-name="P4"/>
      <text:p text:style-name="P11">Mezzo condiviso</text:p>
      <text:p text:style-name="P18">Il mezzo condiviso prende i dati e li replica alle stazioni della stessa area ad esclusione del mittente. </text:p>
      <text:p text:style-name="P18">Per simulare il tempo di trasmissione in aria vengono spediti immediatamente al destinatario i primi n-1 byte del pacchetto. L'ultimo byte verrà spedito allo scadere del tempo indicato nel campo Duration del pacchetto stesso. </text:p>
      <text:p text:style-name="P18">Il mezzo gestisce le collisioni e genera errori casuali (CRC = 0) per simulare interferenze di tramissione.</text:p>
      <text:p text:style-name="P13"/>
      <text:p text:style-name="P13"/>
      <text:p text:style-name="titolo">Logica di gestione dei frame</text:p>
      <text:p text:style-name="P13"/>
      <text:p text:style-name="P13">Il mezzo condiviso fa da passante e controllore.</text:p>
      <text:p text:style-name="P14">Le stazioni ignorano la presenza del mezzo condiviso. Le stazioni inviano pacchetti ad altre stazioni, partendo dalla fase di handshake, passando per la trasmissione dei dati fino a concludere la trasmissione. Qualsiasi errore (CRC = 0 o risposta non ricevuta) si verifica durante la comunicazione, causa la ritrasmissione dei dati. Fa eccezione la mancata ricezione dell'ACK che non richiede la ritrasmissione dei dati.</text:p>
      <text:p text:style-name="P13"/>
      <text:p text:style-name="paragrafo">Connessione (Mezzo condiviso / Stazioni)</text:p>
      <text:p text:style-name="P14">Le stazioni si collegano al mezzo condiviso nella fase iniziale e rimangono collegate per tutta la durata del processo. Successivamente non vengono accettate richieste di collegamento. Il collegamento viene considerato affidabile e permanente per tutta la durata del processo.</text:p>
      <text:p text:style-name="P14">Fase di collegamento:</text:p>
      <text:p text:style-name="P14">Il mezzo condiviso è in attesa di ricevere richieste di collegamento.</text:p>
      <text:p text:style-name="P14">Le stazioni manderanno dei frame di controllo aventi la seguente configurazione:</text:p>
      <text:p text:style-name="P14">data = 0;<text:tab/><text:tab/><text:tab/><text:tab/>/* frame di controllo */ </text:p>
      <text:p text:style-name="P14">tods = 1;<text:tab/><text:tab/><text:tab/><text:tab/>/* destinato al mezzo condiviso */ </text:p>
      <text:p text:style-name="P14">scan = 1;<text:tab/><text:tab/><text:tab/><text:tab/>/* scansione: richiesta di collegamento */ </text:p>
      <text:p text:style-name="P14">addr2 = mac del mezzo <text:tab/><text:tab/>/* mac address del mezzo */ </text:p>
      <text:p text:style-name="P14"><text:soft-page-break/>Ad ogni richiesta il mezzo apre un nuovo descrittore e memorizza i dati della stazione.</text:p>
      <text:p text:style-name="P14">Quando tutte le stazioni hanno inoltrato richiesta di collegamento allora il mezzo risponde ad ognuna settando scan = 2.</text:p>
      <text:p text:style-name="P14">A questo punto le stazioni sanno di essere collegate e possono cominciare la loro attività.</text:p>
      <text:p text:style-name="P13"/>
      <text:p text:style-name="paragrafo">Trasmissione (Stazioni) </text:p>
      <text:p text:style-name="P9">Come da protocollo 802.11 la trasmissione di un pacchetto prevede il seguente scambio di informazioni: RTS→ <text:s/>CTS← <text:s/>Dati→ <text:s/>ACK←</text:p>
      <text:p text:style-name="P10">Come da specifiche, il pacchetto si ritiene spedito anche se non si riceve l'ACK finale.</text:p>
      <text:p text:style-name="P10"/>
      <text:p text:style-name="P10">Quando una stazione trasmette ad un'altra stabilisce un tempo di occupazione del mezzo e lo inserisce nel campo Duration dello pseudo frame 802.11.</text:p>
      <text:p text:style-name="P10"/>
      <text:p text:style-name="P10">Esistono solo due possibili valori per la durata:</text:p>
      <text:list xml:id="list4962073131" text:style-name="L2">
        <text:list-item>
          <text:p text:style-name="P28">5 (500 msec) per pacchetti di tipo RTS, CTS, BEACON e pacchetti di dimensione minore di 100 bytes</text:p>
        </text:list-item>
        <text:list-item>
          <text:p text:style-name="P28">20 (2000 msec) per gli altri pacchetti.</text:p>
        </text:list-item>
      </text:list>
      <text:p text:style-name="P10"/>
      <text:p text:style-name="P10">Durante una trasmissione il mezzo condiviso manda i pacchetti a tutte le stazione che stanno nell'area della stazione che ha iniziato la trasmissione: le stazioni che stanno in questa area ma non sono i veri destinatari, ricevono comunque il messaggio, aggiornano il tempo di occupazione del mezzo condiviso, scartano il pacchetto e fino a quando non è scaduto il tempo queste stazioni non provano a trasmettere al mezzo condiviso.</text:p>
      <text:p text:style-name="P10"/>
      <text:p text:style-name="P10">La stazione che ha appena finito di trasmettere un frame, prima di ritrasmettere deve aspettare un tempo casuale tra 500 msec e 1000 msec (DIFS time) per dare la possibilità alle altre stazioni di occupare il mezzo e comunicare. Evita starvation.</text:p>
      <text:p text:style-name="P10"/>
      <text:p text:style-name="P10">Le stazioni che devono spedire CTS, dati o ACK possono spedire subito, non devono aspettare.</text:p>
      <text:p text:style-name="P10"/>
      <text:p text:style-name="P10">Le stazioni non sanno se il mezzo condiviso è <text:s/>occupato o meno, possono solo dedurlo dalle informazioni che ricevono dai pacchetti RTS. </text:p>
      <text:p text:style-name="P10">Se le stazioni trasmettono e il mezzo è occupato, allora si crea una collisione: il mezzo la segnala e le stazioni la devono gestire.</text:p>
      <text:p text:style-name="P9"/>
      <text:p text:style-name="paragrafo">Ricezione (Stazioni)<text:tab/></text:p>
      <text:p text:style-name="P10">Quando una stazione spedisce un frame, tutte le altre stazione che stanno nella stessa area lo ricevono, ma solo il destinatario del frame potrà utilizzarlo; le altre stazioni, dopo aver valutato la Duration del frame, lo scartano.</text:p>
      <text:p text:style-name="P10"/>
      <text:p text:style-name="P10">Se il frame ricevuto è corrotto (CRC = 0) allora tutte le stazioni che l'hanno ricevuto devono seguire le politiche di attesa causata da errore.</text:p>
      <text:p text:style-name="P9"/>
      <text:p text:style-name="paragrafo">Inoltro (Mezzo Condiviso)</text:p>
      <text:p text:style-name="P9">Esistono 2 aree di copertura A1 e A2 così distribuite:</text:p>
      <text:p text:style-name="P9">STA1<text:tab/>→ A1</text:p>
      <text:p text:style-name="P9">STA2 <text:s/>→ A1</text:p>
      <text:p text:style-name="P9">STA3 <text:s/>→ A2</text:p>
      <text:p text:style-name="P9">STA4 <text:s/>→ A1 + A2</text:p>
      <text:p text:style-name="P9"/>
      <text:p text:style-name="P9"><text:soft-page-break/>Il mezzo condiviso conosce questa associazione e quando riceve un frame verifica se è possibile accettarlo in base alla situazione contingente:</text:p>
      <text:list xml:id="list1317210581" text:style-name="L3">
        <text:list-item>
          <text:p text:style-name="P22">L'area che vuole occupare la stazione è già occupata. Il pacchetto viene scartato, mentre il pacchetto della stazione che attualmente occupa l'area viene replicato con CRC = 0 (errore)</text:p>
        </text:list-item>
        <text:list-item>
          <text:p text:style-name="P22">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spediti dalla stazioni ed in attesa di essere inoltrati. </text:p>
      <text:p text:style-name="P3">Questo serve per simulare la latenza del mezzo condiviso. </text:p>
      <text:p text:style-name="P3">Se il TDout (timer + Duration) risulta scaduto allora si inoltra l'ultimo byte del pacchetto a tutte le stazioni dell'area di visibilità.</text:p>
      <text:p text:style-name="P3">Se si riceve un pacchetto con lo stesso destinatario (es: sta1 → sta4 e sta3 → sta4) allora bisogna gestire il conflitto.</text:p>
      <text:p text:style-name="P3">La struttura stabuf_t fa riferimento ad un buffer che contiene <text:span text:style-name="T3">un solo</text:span> pacchetto per ogni stazione. Infatti ogni stazione, dopo aver spedito un pacchetto, deve aspettare una risposta prima di inviare il successivo.</text:p>
      <text:p text:style-name="P3"/>
      <text:p text:style-name="paragrafo">Collisioni (Mezzo Condiviso / Stazioni)</text:p>
      <text:p text:style-name="P14">Nel nostro caso l'unico problema di collisione si può presentare sulla STA4. Potrebbe verificarsi il seguente scenario:</text:p>
      <text:p text:style-name="P14">STA3 comincia la trasmissione con STA4</text:p>
      <text:p text:style-name="P14">STA1 trova l'area libera e trasmette a STA4.</text:p>
      <text:p text:style-name="P14">A questo punto si verifica una collisione perché STA4 riceve frame da due stazioni distinte.</text:p>
      <text:p text:style-name="P14">Il mezzo condiviso riesce a rilevare la situazione e reagisce nel seguente modo:</text:p>
      <text:list xml:id="list2002652750" text:style-name="L4">
        <text:list-item>
          <text:p text:style-name="P23">il frame di STA3 (cioè della prima stazione che ha stabilito il collegamento con STA4) viene dichiarato corrotto (CRC = 0) ed inoltrato a STA4.</text:p>
        </text:list-item>
        <text:list-item>
          <text:p text:style-name="P23">Il frame di STA1 viene scartato dal mezzo condiviso (non viene inoltrato a destinazione)</text:p>
        </text:list-item>
      </text:list>
      <text:p text:style-name="P14">In questo caso le stazioni STA4, STA3 e STA1 dovranno seguire le politiche di attesa anche se per due motivi diversi:</text:p>
      <text:list xml:id="list933950346" text:style-name="L5">
        <text:list-item>
          <text:p text:style-name="P24">STA4 → attesa per errore</text:p>
        </text:list-item>
        <text:list-item>
          <text:p text:style-name="P24">STA1 e STA3 → attesa per mancata risposta (rispettivamente CTS e ACK)</text:p>
        </text:list-item>
      </text:list>
      <text:p text:style-name="P14"><text:soft-page-break/></text:p>
      <text:p text:style-name="paragrafo">Ritrasmissione (Stazioni) </text:p>
      <text:p text:style-name="P10">La ritrasmissione avviene solo in due circostanze:</text:p>
      <text:list xml:id="list830751641" text:style-name="L6">
        <text:list-item>
          <text:p text:style-name="P29">la sequenza di inoltro del pacchetto non si è conclusa regolarmente</text:p>
        </text:list-item>
        <text:list-item>
          <text:p text:style-name="P29">si è verificata una collisione</text:p>
        </text:list-item>
      </text:list>
      <text:p text:style-name="P10">In ogni caso le applicazioni possono continuare a mandare i dati (tramite la Send) finchè la lista di trasmissione locale (LTL) non è piena, infatti le FIFO sono indipendenti dallo stato di trasmissione e ricezione.</text:p>
      <text:p text:style-name="P14"/>
      <text:p text:style-name="paragrafo">Attesa dopo errore o mancata risposta (Stazioni) </text:p>
      <text:p text:style-name="testo_20_normale">In queste situazioni le stazioni resettano i parametri di trasmissione e ricezione e aspettano un tempo casuale tra 4 e 6 sec (EIFS time). </text:p>
      <text:p text:style-name="P10">In questo periodo le stazioni continuano a leggere i frame inviati dalle altre stazioni in modo da poter essere aggiornate su eventuali occupazioni del canale.</text:p>
      <text:p text:style-name="P10">Passato questo tempo le stazioni possono ritentare la trasmissione.</text:p>
      <text:p text:style-name="P15"/>
      <text:p text:style-name="P10">Le stazioni si comportano allo stesso modo sia se ricevono un pacchetto corrotto (CRC = 0), sia se scade il timeout per il CTS, sia se scade il timeout per il pacchetto dati.</text:p>
      <text:p text:style-name="P14"/>
      <text:p text:style-name="P14"/>
      <text:p text:style-name="titolo">Play Game !</text:p>
      <text:p text:style-name="P13"/>
      <text:p text:style-name="P13">Segue una breve descrizione delle simulazioni disponibili.</text:p>
      <text:p text:style-name="P13"/>
      <text:p text:style-name="P14">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3"/>
      <text:p text:style-name="paragrafo">Ping Pong </text:p>
      <text:p text:style-name="P14">Le stazioni stazioni 1 e 2 si scambiano a turno un messaggio. </text:p>
      <text:p text:style-name="P14">La stazione 1 comincia.</text:p>
      <text:p text:style-name="P14">Ad ogni spedizione ciascuna stazione aggiunge il proprio identificativo al messaggio in modo da visualizzare il progressivo avanzamento della comunicazione.</text:p>
      <text:p text:style-name="P14">Le stazioni 3 e 4 non partecipano.</text:p>
      <text:p text:style-name="P14"/>
      <text:p text:style-name="paragrafo">Underground</text:p>
      <text:p text:style-name="P14">Simile al Ping Pong, ma viene giocato tra 3 stazioni. La sequenza delle stazioni è la seguente: 1 → 4 → 3 → 4 → 1 → ...</text:p>
      <text:p text:style-name="P14">Da notare che vengono coinvolte entrambe le aree di copertura elettromagnetica.</text:p>
      <text:p text:style-name="P14">La stazione 2 non partecipa.</text:p>
      <text:p text:style-name="P14"/>
      <text:p text:style-name="paragrafo">Pain Chain</text:p>
      <text:p text:style-name="P17">In questo caso giocano tutte le stazioni. A turno le stazioni si scambiano un messaggio che man mano crscerà (come nei casi precedenti).</text:p>
      <text:p text:style-name="P17">L'ordine delle stazioni è il seguente: 2 → 4 → 3 → 4 → 1 → 2 → ...</text:p>
      <text:p text:style-name="P14"/>
      <text:p text:style-name="paragrafo">Crazy Ball</text:p>
      <text:p text:style-name="P16">Anche in questo caso giocano tutte le stazioni, ma il percorso del messaggio è casuale.</text:p>
      <text:p text:style-name="P16">1 può spedire a 2 e 4</text:p>
      <text:p text:style-name="P16"><text:soft-page-break/>2 può spedire a 1 e 4</text:p>
      <text:p text:style-name="P16">3 può spedire solo a 4</text:p>
      <text:p text:style-name="P16">4 può spedire a 1, 2 e 3</text:p>
      <text:p text:style-name="P16">Comincia il gioco la stazione 4</text:p>
      <text:p text:style-name="P16"/>
      <text:p text:style-name="paragrafo">Fast &amp; Furious </text:p>
      <text:p text:style-name="P16">Questo gioco serve a testare la capacità del sistema a reagire e gestire casi di comunicazione concorrente. Il gioco si conclude in 3 mosse:</text:p>
      <text:p text:style-name="P16">STA1 manda due messaggi distinti, uno a STA2 e uno a STA4</text:p>
      <text:p text:style-name="P16">STA2 risponde a STA1</text:p>
      <text:p text:style-name="P16">STA4 risponde a STA1</text:p>
      <text:p text:style-name="P16">Potrebbe capitare che STA2 e STA4 tentino di occupare il mezzo nello stesso momento. Il sistema deve poter gestire correttamente questa situazione.</text:p>
      <text:p text:style-name="P16">Siccome tutte le stazioni appartengono alla stessa area, non ci dovrebbero essere particolari sorprese.</text:p>
      <text:p text:style-name="P16">La stazione 3 non partecipa.</text:p>
      <text:p text:style-name="P16"/>
      <text:p text:style-name="paragrafo">Fast &amp; Furious 2</text:p>
      <text:p text:style-name="P16">In questo caso il gioco si complica poiché vengono coinvolte etrambe le aree.</text:p>
      <text:p text:style-name="P16">STA4 manda tre messaggi distinti, uno a STA1, uno a STA2 e uno a STA3.</text:p>
      <text:p text:style-name="P16">Le tre stazioni dovranno rispondere.</text:p>
      <text:p text:style-name="P16">In questo caso ci sarà un conflitto in risposta poiché STA1 e STA2 non sono a conoscenza di quello che fa STA3 e viceversa. Il sistema dovrà gestire correttamente la situazione e recapitare tutte le risposte a STA4.</text:p>
      <text:p text:style-name="P16"/>
      <text:p text:style-name="paragrafo">Simple Crash</text:p>
      <text:p text:style-name="P16">Le stazioni 2 e 3 mandano contemporaneamente un messaggio alla stazione 4. E' possibile farlo poiché le due stazioni si trovano in aree elettromagnetiche distinte. </text:p>
      <text:p text:style-name="P16">Lo scontro è inevitabile. Il sistema dovrà gestire correttamente il conflitto e permettere a 4 di mandare una risposta distinta a ciascuna stazione le quali risponderanno nuovamente per concludere la comunicazione.</text:p>
      <text:p text:style-name="P16">La stazione 1 non partecipa.</text:p>
      <text:p text:style-name="P16"/>
      <text:p text:style-name="paragrafo">Mega Crash</text:p>
      <text:p text:style-name="P16">Come il precedente, solo che partecipa anche la stazione 1.</text:p>
      <text:p text:style-name="P16">Le stazioni 1, 2 e 3 spediranno contemporaneamente un messaggio a STA4, la quale risponderà e rimarrà in attesa dei messaggio conclu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3-09T16:22:43</dc:date>
    <meta:editing-duration>PT5H7M44S</meta:editing-duration>
    <meta:editing-cycles>47</meta:editing-cycles>
    <meta:generator>LibreOffice/3.5$Linux_x86 LibreOffice_project/350m1$Build-2</meta:generator>
    <dc:creator>luca </dc:creator>
    <meta:document-statistic meta:table-count="0" meta:image-count="0" meta:object-count="0" meta:page-count="7" meta:paragraph-count="183" meta:word-count="2645" meta:character-count="16467" meta:non-whitespace-character-count="13984"/>
  </office:meta>
</office:document-meta>
</file>